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spaceHandlerSupport.findParserForElement( Element element , ParserContext parser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amespaceHandlerSupport.registerBeanDefinitionDecorator( String elementName , BeanDefinitionDecorator d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HandlerSupport.findDecoratorForNode( Node node , ParserContext parser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NamespaceHandlerSupport.decorate( Node node , BeanDefinitionHolder definition , ParserContext parser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spaceHandlerSupport.parse( Element element , ParserContext parser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spaceHandlerSupport.registerBeanDefinitionParser( String elementName , BeanDefinition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HandlerSupport.registerBeanDefinitionDecoratorForAttribute( String attrName , BeanDefinitionDecorator d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